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heck-O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CSC/CIS 17A Project 1 Check-Off Sheet</text:p>
          </table:table-cell>
          <table:table-cell table:style-name="ce1" table:number-columns-repeated="2"/>
          <table:table-cell table:style-name="ce6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2" table:number-columns-repeated="4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Concept</text:p>
          </table:table-cell>
          <table:table-cell table:style-name="ce8" office:value-type="string">
            <text:p>Points for</text:p>
          </table:table-cell>
          <table:table-cell table:style-name="ce8" office:value-type="string">
            <text:p>Location in</text:p>
          </table:table-cell>
          <table:table-cell table:style-name="ce8" office:value-type="string">
            <text:p>Comments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table:number-columns-repeated="3"/>
          <table:table-cell table:style-name="ce8" office:value-type="string">
            <text:p>Inclusion</text:p>
          </table:table-cell>
          <table:table-cell table:style-name="ce8" office:value-type="string">
            <text:p>Code</text:p>
          </table:table-cell>
          <table:table-cell table:style-name="ce8"/>
          <table:table-cell table:style-name="ce2"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ointers/Memory Allocation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Memory Addresses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ointer Variab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“uno.h”,line2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rrays/Pointer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main,line37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Pointer Arithmetic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Pointer Initializat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Comparing</text:p>
          </table:table-cell>
          <table:table-cell table:style-name="ce9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“uno.h”,line4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Memory Allocation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eturn Parameter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Smart Pointer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Char Arrays and String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Case 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C-Strings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Library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Your own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Strings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ructured Data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Abstract Data Typ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ata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cces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Initialize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Array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Nested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Argument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Function Return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Pointers 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Unions ****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string">
            <text:p>Enumeration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table:style-name="ce3"/>
          <table:table-cell table:style-name="ce3" office:value-type="string">
            <text:p>Binary File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File Opera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Formatting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Error 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Member Function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Multiple File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Binary Fil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Records with Structur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andom Access Files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Input/Output Simultaneous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9:.E53])"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3">11/13/2021</text:date>, <text:time>16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4-17T08:30:24.21</meta:creation-date>
    <dc:date>2021-11-13T16:06:10.53</dc:date>
    <dc:creator>Miguel Galvez</dc:creator>
    <meta:editing-duration>PT55M57S</meta:editing-duration>
    <meta:editing-cycles>14</meta:editing-cycles>
    <meta:generator>OpenOffice/4.1.10$Win32 OpenOffice.org_project/4110m2$Build-9807</meta:generator>
    <meta:document-statistic meta:table-count="1" meta:cell-count="119" meta:object-count="0"/>
  </office:meta>
</office:document-meta>
</file>